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b8ff"/>
    </style:style>
    <style:style style:name="P2" style:family="paragraph" style:parent-style-name="Text_20_body">
      <style:paragraph-properties fo:text-align="start" style:justify-single-word="false"/>
      <style:text-properties officeooo:paragraph-rsid="0020b46b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9b8ff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020b46b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1477c4a" officeooo:paragraph-rsid="0019b8f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23c862e" officeooo:paragraph-rsid="0020b46b" fo:background-color="transparent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4pt" fo:font-style="normal" fo:font-weight="bold" officeooo:rsid="0236a43a" officeooo:paragraph-rsid="0020b46b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4pt" fo:font-style="normal" fo:font-weight="bold" officeooo:rsid="0024eb43" officeooo:paragraph-rsid="0026adb5" fo:background-color="transparent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4pt" fo:font-style="normal" fo:font-weight="bold" officeooo:rsid="0024eb43" officeooo:paragraph-rsid="004576f2" fo:background-color="transparent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4pt" fo:font-style="normal" fo:font-weight="bold" officeooo:rsid="00285bd7" officeooo:paragraph-rsid="00285bd7" fo:background-color="transparent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4pt" fo:font-style="normal" fo:font-weight="bold" officeooo:rsid="00349295" officeooo:paragraph-rsid="00405106" fo:background-color="transparent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6pt" fo:font-style="italic" fo:font-weight="normal" officeooo:rsid="001136e0" officeooo:paragraph-rsid="0019b8ff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style:font-name="Arial" fo:font-size="11pt" fo:language="en" fo:country="GB" fo:font-style="normal" fo:font-weight="normal" officeooo:rsid="00377444" officeooo:paragraph-rsid="0026adb5" fo:background-color="#000000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style:font-name="Arial" fo:font-size="11pt" fo:language="en" fo:country="GB" fo:font-style="normal" fo:font-weight="normal" officeooo:rsid="00377444" officeooo:paragraph-rsid="00349295" fo:background-color="#000000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style:font-name="Arial" fo:font-size="11pt" fo:language="en" fo:country="GB" fo:font-style="normal" fo:font-weight="normal" officeooo:rsid="00377444" officeooo:paragraph-rsid="00405106" fo:background-color="#00000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style:font-name="Arial" fo:font-size="14pt" fo:language="en" fo:country="GB" fo:font-style="normal" fo:font-weight="normal" officeooo:rsid="027d2b1b" officeooo:paragraph-rsid="00285bd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style:font-name="Arial" fo:font-size="11pt" fo:language="en" fo:country="GB" fo:font-style="normal" fo:font-weight="normal" officeooo:rsid="00269263" officeooo:paragraph-rsid="004576f2" fo:background-color="#000000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style:font-name="Arial" fo:font-size="11pt" fo:language="en" fo:country="GB" fo:font-style="normal" fo:font-weight="normal" officeooo:rsid="00377444" officeooo:paragraph-rsid="004576f2" fo:background-color="#000000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style:font-name="Arial1" fo:font-size="14pt" fo:language="en" fo:country="GB" fo:font-style="normal" fo:font-weight="bold" officeooo:rsid="02f45a2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font-name="Arial1" fo:font-size="14pt" fo:language="en" fo:country="GB" fo:font-style="normal" fo:font-weight="bold" officeooo:rsid="01477c4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style:font-name="Arial1" fo:language="en" fo:country="GB" officeooo:rsid="02481736" style:font-weight-asian="normal" style:font-weight-complex="normal"/>
    </style:style>
    <style:style style:name="T4" style:family="text">
      <style:text-properties fo:font-variant="normal" fo:text-transform="none" style:font-name="Arial1" fo:language="en" fo:country="GB" officeooo:rsid="024b2ff2" style:font-weight-asian="normal" style:font-weight-complex="normal"/>
    </style:style>
    <style:style style:name="T5" style:family="text">
      <style:text-properties fo:font-variant="normal" fo:text-transform="none" style:font-name="Arial1" fo:language="en" fo:country="GB" officeooo:rsid="00226982" style:font-weight-asian="normal" style:font-weight-complex="normal"/>
    </style:style>
    <style:style style:name="T6" style:family="text">
      <style:text-properties fo:font-variant="normal" fo:text-transform="none" style:font-name="Arial1" fo:language="en" fo:country="GB" officeooo:rsid="0365d7e2" style:font-weight-asian="normal" style:font-weight-complex="normal"/>
    </style:style>
    <style:style style:name="T7" style:family="text">
      <style:text-properties fo:font-variant="normal" fo:text-transform="none" style:font-name="Arial1" fo:language="en" fo:country="GB" officeooo:rsid="0365d7e2" fo:background-color="#ffff00" loext:char-shading-value="0" style:font-weight-asian="normal" style:font-weight-complex="normal"/>
    </style:style>
    <style:style style:name="T8" style:family="text">
      <style:text-properties fo:font-variant="normal" fo:text-transform="none" style:font-name="Arial" fo:font-size="14pt" fo:language="en" fo:country="GB" fo:font-style="normal" fo:font-weight="bold" officeooo:rsid="023c862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style:font-name="Arial" fo:font-size="18pt" fo:language="en" fo:country="GB" fo:font-style="italic" fo:font-weight="normal" officeooo:rsid="02481736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variant="normal" fo:text-transform="none" fo:language="en" fo:country="GB"/>
    </style:style>
    <style:style style:name="T11" style:family="text">
      <style:text-properties fo:font-variant="normal" fo:text-transform="none" fo:language="en" fo:country="GB" officeooo:rsid="0236a43a" fo:background-color="#ffff00" loext:char-shading-value="0"/>
    </style:style>
    <style:style style:name="T12" style:family="text">
      <style:text-properties fo:font-variant="normal" fo:text-transform="none" fo:language="en" fo:country="GB" officeooo:rsid="0236a43a"/>
    </style:style>
    <style:style style:name="T13" style:family="text">
      <style:text-properties fo:font-variant="normal" fo:text-transform="none" fo:language="en" fo:country="GB" officeooo:rsid="023d0ec2"/>
    </style:style>
    <style:style style:name="T14" style:family="text">
      <style:text-properties fo:font-variant="normal" fo:text-transform="none" fo:language="en" fo:country="GB" officeooo:rsid="00269263"/>
    </style:style>
    <style:style style:name="T15" style:family="text">
      <style:text-properties fo:font-variant="normal" fo:text-transform="none" fo:language="en" fo:country="GB" officeooo:rsid="027d2b1b"/>
    </style:style>
    <style:style style:name="T16" style:family="text">
      <style:text-properties fo:font-variant="normal" fo:text-transform="none" fo:language="en" fo:country="GB" fo:font-weight="normal" style:font-weight-asian="normal" style:font-weight-complex="normal"/>
    </style:style>
    <style:style style:name="T17" style:family="text">
      <style:text-properties fo:font-variant="normal" fo:text-transform="none" fo:language="en" fo:country="GB" fo:font-weight="normal" officeooo:rsid="027d2b1b" style:font-weight-asian="normal" style:font-weight-complex="normal"/>
    </style:style>
    <style:style style:name="T18" style:family="text">
      <style:text-properties fo:font-variant="normal" fo:text-transform="none" fo:language="en" fo:country="GB" fo:font-weight="normal" officeooo:rsid="02c960d3" style:font-weight-asian="normal" style:font-weight-complex="normal"/>
    </style:style>
    <style:style style:name="T19" style:family="text">
      <style:text-properties fo:font-variant="normal" fo:text-transform="none" fo:language="en" fo:country="GB" officeooo:rsid="003a5570"/>
    </style:style>
    <style:style style:name="T20" style:family="text">
      <style:text-properties fo:font-variant="normal" fo:text-transform="none" fo:font-size="11pt" fo:language="en" fo:country="GB" fo:font-weight="normal" officeooo:rsid="00377444" fo:background-color="#000000" loext:char-shading-value="0" style:font-size-asian="11pt" style:font-weight-asian="normal" style:font-size-complex="11pt" style:font-weight-complex="normal"/>
    </style:style>
    <style:style style:name="T21" style:family="text">
      <style:text-properties style:font-name="Arial" fo:font-weight="bold" style:font-weight-asian="bold" style:font-weight-complex="bold"/>
    </style:style>
    <style:style style:name="T22" style:family="text">
      <style:text-properties style:font-name="Arial" fo:font-weight="bold" officeooo:rsid="0002a7c7" style:font-weight-asian="bold" style:font-weight-complex="bold"/>
    </style:style>
    <style:style style:name="T23" style:family="text">
      <style:text-properties style:font-name="Arial" fo:font-weight="bold" officeooo:rsid="0019b8ff" style:font-weight-asian="bold" style:font-weight-complex="bold"/>
    </style:style>
    <style:style style:name="T24" style:family="text">
      <style:text-properties style:font-name="Arial" fo:font-size="18pt" fo:font-weight="bold" officeooo:rsid="00377444" style:font-size-asian="18pt" style:font-weight-asian="bold" style:font-size-complex="18pt" style:font-weight-complex="bold"/>
    </style:style>
    <style:style style:name="T25" style:family="text">
      <style:text-properties style:font-name="Arial" fo:font-size="18pt" fo:font-weight="bold" officeooo:rsid="0002a7c7" style:font-size-asian="18pt" style:font-weight-asian="bold" style:font-size-complex="18pt" style:font-weight-complex="bold"/>
    </style:style>
    <style:style style:name="T26" style:family="text">
      <style:text-properties style:font-name="Arial" fo:font-size="22pt" fo:font-weight="bold" officeooo:rsid="0002a7c7" style:font-size-asian="22pt" style:font-weight-asian="bold" style:font-size-complex="22pt" style:font-weight-complex="bold"/>
    </style:style>
    <style:style style:name="T27" style:family="text">
      <style:text-properties style:font-name="Arial" fo:font-size="14pt" fo:font-style="normal" fo:font-weight="bold" officeooo:rsid="01e6a8e4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style:font-name="Arial" fo:font-size="14pt" fo:font-style="normal" fo:font-weight="bold" officeooo:rsid="00377444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style:font-name="Arial" fo:font-size="14pt" fo:font-style="normal" fo:font-weight="bold" officeooo:rsid="0039eb1f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officeooo:rsid="02481736"/>
    </style:style>
    <style:style style:name="T31" style:family="text">
      <style:text-properties fo:font-size="14pt" fo:font-weight="bold" officeooo:rsid="00269263" fo:background-color="transparent" loext:char-shading-value="0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1">Hamelin et al., 2023 project</text:span><text:span text:style-name="T22">: Inference_and Correction_of_Cell_Cycle_Signal </text:span><text:span text:style-name="T23">on</text:span><text:span text:style-name="T24"> ALICE HPC.</text:span><text:span text:style-name="T25"><text:line-break/></text:span><text:span text:style-name="T26">By: Bashar Al-Smadi</text:span></text:p>
      <text:p text:style-name="P1"><text:span text:style-name="T27">1</text:span><text:span text:style-name="T28">. Navigate to Your Project Directory</text:span><text:span text:style-name="T29">:</text:span></text:p>
      <text:p text:style-name="P12">cd $SCRATCHDIR//STAR_alignment/featureCounts_output_filtered</text:p>
      <text:p text:style-name="P5"/>
      <text:p text:style-name="P2"><text:span text:style-name="T1">2</text:span><text:span text:style-name="T2">. </text:span><text:span text:style-name="T8">Open R :<text:line-break/></text:span><text:span text:style-name="T9">module load R/4.3.1</text:span></text:p>
      <text:p text:style-name="P6"/>
      <text:p text:style-name="P6">then:</text:p>
      <text:p text:style-name="P6"/>
      <text:p text:style-name="P4"><text:span text:style-name="T30">rstudio</text:span><text:line-break/></text:p>
      <text:p text:style-name="P7"><text:span text:style-name="T5">3</text:span><text:span text:style-name="T3">.</text:span><text:span text:style-name="T6"> </text:span><text:span text:style-name="T7">Inside R:</text:span><text:span text:style-name="T6"> Save the new R script by clicking on "File" &gt; "Save As". </text:span><text:span text:style-name="T4">Give it a name</text:span><text:span text:style-name="T6">, "coverage_tracks_read_counts.R". Make sure to save the script in the same directory as your featureCounts_output_filtered folder</text:span></text:p>
      <text:p text:style-name="P9"><text:span text:style-name="T6">4. </text:span><text:span text:style-name="T11">Inside R:</text:span><text:span text:style-name="T12"> </text:span><text:span text:style-name="T13">Copy and paste the following code into your new R script:<text:line-break/></text:span><text:span text:style-name="T14">```</text:span></text:p>
      <text:p text:style-name="P17"># Install devtools if not already installed</text:p>
      <text:p text:style-name="P17">if (!require("devtools")) install.packages("devtools")</text:p>
      <text:p text:style-name="P17"># Install the QUIC package from source</text:p>
      <text:p text:style-name="P17">devtools::install_url("https://cran.r-project.org/src/contrib/Archive/QUIC/QUIC_1.1.tar.gz", repos = NULL, type = "source")</text:p>
      <text:p text:style-name="P17"># Install the griph package from GitHub</text:p>
      <text:p text:style-name="P17">devtools::install_github("pappasakis/griph/griph")</text:p>
      <text:p text:style-name="P17"/>
      <text:p text:style-name="P18"># Load required libraries</text:p>
      <text:p text:style-name="P13">library(data.table)</text:p>
      <text:p text:style-name="P13">library(griph)</text:p>
      <text:p text:style-name="P13">library(scater)</text:p>
      <text:p text:style-name="P13">library(AnnotationDbi)</text:p>
      <text:p text:style-name="P13">library(stats)</text:p>
      <text:p text:style-name="P13">library(org.Hs.eg.db)</text:p>
      <text:p text:style-name="P13"/>
      <text:p text:style-name="P13"><text:soft-page-break/># Set working directory (Session &gt; Set Working Directory &gt; To Source File Location)</text:p>
      <text:p text:style-name="P13"/>
      <text:p text:style-name="P13"># Load the filtered counts data</text:p>
      <text:p text:style-name="P13">counts &lt;- fread("re_analysis_counts_afterQC.csv")</text:p>
      <text:p text:style-name="P13"/>
      <text:p text:style-name="P13"># Remove rows with NaN and duplicates</text:p>
      <text:p text:style-name="P13">counts &lt;- na.omit(counts) <text:s/></text:p>
      <text:p text:style-name="P13">counts &lt;- unique(counts)</text:p>
      <text:p text:style-name="P13"/>
      <text:p text:style-name="P13"># Convert gene symbols to Entrez IDs</text:p>
      <text:p text:style-name="P13">human &lt;- org.Hs.eg.db</text:p>
      <text:p text:style-name="P13">entrez_ids &lt;- mapIds(human, keys = counts$external_gene_name, keytype = "SYMBOL", column = "ENTREZID")</text:p>
      <text:p text:style-name="P13">counts$external_gene_name &lt;- entrez_ids</text:p>
      <text:p text:style-name="P13"/>
      <text:p text:style-name="P13"># Extract the count matrix and set row names to Entrez IDs</text:p>
      <text:p text:style-name="P13">count_matrix &lt;- as.matrix(counts[, -1]) </text:p>
      <text:p text:style-name="P13">rownames(count_matrix) &lt;- counts$external_gene_name</text:p>
      <text:p text:style-name="P13"/>
      <text:p text:style-name="P13"># Log-normalize the counts</text:p>
      <text:p text:style-name="P13">log_counts &lt;- log2(count_matrix + 1)</text:p>
      <text:p text:style-name="P13"/>
      <text:p text:style-name="P13"># Infer cell cycle stages</text:p>
      <text:p text:style-name="P13">cc_scores &lt;- predictCellCycle(log_counts, org = "human.Whitfield", cor_thr = 0.2, refine_iter = 200)</text:p>
      <text:p text:style-name="P13"/>
      <text:p text:style-name="P13"># Calculate library complexity (percentage of detected genes)</text:p>
      <text:p text:style-name="P13">lib_complexity &lt;- colSums(log_counts &gt; 0) / nrow(log_counts) * 100</text:p>
      <text:p text:style-name="P13"/>
      <text:p text:style-name="P13"># Create a design matrix with cell cycle scores and library complexity</text:p>
      <text:p text:style-name="P13">design_matrix &lt;- model.matrix(~ cc_scores + lib_complexity)</text:p>
      <text:p text:style-name="P13"/>
      <text:p text:style-name="P13"># Regress out cell cycle and library complexity using lm</text:p>
      <text:p text:style-name="P13">reg_counts &lt;- t(apply(log_counts, 1, function(y) {</text:p>
      <text:p text:style-name="P13"><text:s text:c="2"/>fit &lt;- lm(y ~ design_matrix)</text:p>
      <text:p text:style-name="P13"><text:soft-page-break/><text:s text:c="2"/>residuals(fit)</text:p>
      <text:p text:style-name="P13">}))</text:p>
      <text:p text:style-name="P13"/>
      <text:p text:style-name="P13"># Add row and column names to the corrected counts matrix</text:p>
      <text:p text:style-name="P13">rownames(reg_counts) &lt;- rownames(log_counts)</text:p>
      <text:p text:style-name="P13">colnames(reg_counts) &lt;- colnames(log_counts)</text:p>
      <text:p text:style-name="P13"/>
      <text:p text:style-name="P13"># Convert Entrez IDs back to Ensembl gene names</text:p>
      <text:p text:style-name="P13">ensembl_ids &lt;- mapIds(human, keys = rownames(reg_counts), keytype = "ENTREZID", column = "SYMBOL")</text:p>
      <text:p text:style-name="P13">rownames(reg_counts) &lt;- ensembl_ids</text:p>
      <text:p text:style-name="P13"/>
      <text:p text:style-name="P13"># Save the cell cycle corrected log counts to a CSV file</text:p>
      <text:p text:style-name="P13">fwrite(as.data.table(reg_counts, keep.rownames = "external_gene_name"), </text:p>
      <text:p text:style-name="P8"><text:span text:style-name="T20"><text:s text:c="7"/>"re_analysis_CCcorrected_logcounts.csv")</text:span><text:span text:style-name="T14"><text:line-break/>```</text:span></text:p>
      <text:p text:style-name="P10"><text:span text:style-name="T14">5. </text:span><text:span text:style-name="T11">Inside R: </text:span><text:span text:style-name="T15">run the </text:span><text:span text:style-name="T10">script </text:span><text:span text:style-name="T17">by pressing Ctrl+enter for the </text:span><text:span text:style-name="T18">whole</text:span><text:span text:style-name="T17"> script.</text:span></text:p>
      <text:p text:style-name="P16"/>
      <text:p text:style-name="P11"><text:span text:style-name="T15">6. </text:span><text:span text:style-name="T10">Run these bash scripts </text:span><text:span text:style-name="T19">to fix the gene names</text:span><text:span text:style-name="T10">:</text:span><text:span text:style-name="T16"><text:line-break/><text:line-break/></text:span><text:span text:style-name="T14">```</text:span><text:span text:style-name="T20"><text:line-break/># Step 1: Extract the first column from re_analysis_counts_afterQC.csv</text:span></text:p>
      <text:p text:style-name="P14">cut -d, -f1 re_analysis_counts_afterQC.csv &gt; first_column.csv</text:p>
      <text:p text:style-name="P14"/>
      <text:p text:style-name="P14"># Step 2: Remove the first column from re_analysis_CCcorrected_logcounts.csv and keep the rest</text:p>
      <text:p text:style-name="P14">cut -d, -f2- re_analysis_CCcorrected_logcounts.csv &gt; remaining_columns.csv</text:p>
      <text:p text:style-name="P14"/>
      <text:p text:style-name="P14"># Step 3: Combine the new first column with the remaining columns and overwrite the original file</text:p>
      <text:p text:style-name="P14">paste -d, first_column.csv remaining_columns.csv &gt; re_analysis_CCcorrected_logcounts.csv</text:p>
      <text:p text:style-name="P14"/>
      <text:p text:style-name="P14"># Step 4: Clean up the temporary files</text:p>
      <text:p text:style-name="P15">rm first_column.csv remaining_columns.csv<text:line-break/><text:span text:style-name="T31">```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01:32:42.849617723</meta:creation-date>
    <meta:generator>LibreOffice/7.3.7.2$Linux_X86_64 LibreOffice_project/30$Build-2</meta:generator>
    <dc:date>2024-04-27T00:41:48.481413375</dc:date>
    <meta:editing-duration>PT21M27S</meta:editing-duration>
    <meta:editing-cycles>19</meta:editing-cycles>
    <meta:document-statistic meta:table-count="0" meta:image-count="0" meta:object-count="0" meta:page-count="3" meta:paragraph-count="65" meta:word-count="437" meta:character-count="3409" meta:non-whitespace-character-count="3020"/>
  </office:meta>
</office:document-meta>
</file>